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15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7cm" svg:y1="2.786cm" svg:x2="8.62cm" svg:y2="2.786cm">
          <text:p/>
        </draw:line>
        <draw:line draw:style-name="gr1" draw:text-style-name="P1" draw:layer="layout" svg:x1="2.37cm" svg:y1="6.858cm" svg:x2="8.72cm" svg:y2="6.858cm">
          <text:p/>
        </draw:line>
        <draw:line draw:style-name="gr1" draw:text-style-name="P1" draw:layer="layout" svg:x1="2.27cm" svg:y1="4.826cm" svg:x2="8.62cm" svg:y2="4.826cm">
          <text:p/>
        </draw:line>
        <draw:line draw:style-name="gr2" draw:text-style-name="P1" draw:layer="layout" svg:x1="2.494cm" svg:y1="4.826cm" svg:x2="3.002cm" svg:y2="2.794cm">
          <text:p/>
        </draw:line>
        <draw:line draw:style-name="gr3" draw:text-style-name="P1" draw:layer="layout" svg:x1="3.256cm" svg:y1="2.786cm" svg:x2="4.664cm" svg:y2="4.826cm">
          <text:p/>
        </draw:line>
        <draw:line draw:style-name="gr2" draw:text-style-name="P1" draw:layer="layout" svg:x1="4.788cm" svg:y1="4.827cm" svg:x2="5.302cm" svg:y2="2.795cm">
          <text:p/>
        </draw:line>
        <draw:line draw:style-name="gr3" draw:text-style-name="P1" draw:layer="layout" svg:x1="5.556cm" svg:y1="2.786cm" svg:x2="6.72cm" svg:y2="4.826cm">
          <text:p/>
        </draw:line>
        <draw:line draw:style-name="gr2" draw:text-style-name="P1" draw:layer="layout" svg:x1="6.858cm" svg:y1="4.828cm" svg:x2="7.372cm" svg:y2="2.796cm">
          <text:p/>
        </draw:line>
        <draw:frame draw:style-name="gr4" draw:text-style-name="P2" draw:layer="layout" svg:width="1.016cm" svg:height="0.607cm" svg:x="2.594cm" svg:y="3.8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4.888cm" svg:y="3.81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006cm" svg:y="3.711cm">
          <draw:text-box>
            <text:p><text:span text:style-name="T1">3</text:span></text:p>
          </draw:text-box>
        </draw:frame>
        <draw:custom-shape draw:style-name="gr5" draw:text-style-name="P4" draw:layer="layout" svg:width="3.81cm" svg:height="2.378cm" svg:x="8.86cm" svg:y="3.672cm">
          <text:p text:style-name="P3"><text:span text:style-name="T1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6cm" svg:y1="4.758cm" svg:x2="10.33cm" svg:y2="4.78cm">
          <text:p/>
        </draw:line>
        <draw:line draw:style-name="gr3" draw:text-style-name="P1" draw:layer="layout" svg:x1="10.33cm" svg:y1="5.42cm" svg:x2="9.26cm" svg:y2="5.42cm">
          <text:p/>
        </draw:line>
        <draw:frame draw:style-name="gr4" draw:text-style-name="P2" draw:layer="layout" svg:width="2.54cm" svg:height="0.607cm" svg:x="10.192cm" svg:y="4.427cm">
          <draw:text-box>
            <text:p><text:span text:style-name="T1">RDMA WRITE</text:span></text:p>
          </draw:text-box>
        </draw:frame>
        <draw:frame draw:style-name="gr4" draw:text-style-name="P2" draw:layer="layout" svg:width="2.54cm" svg:height="0.607cm" svg:x="10.192cm" svg:y="5.128cm">
          <draw:text-box>
            <text:p><text:span text:style-name="T1">RDMA ACK</text:span></text:p>
          </draw:text-box>
        </draw:frame>
        <draw:frame draw:style-name="gr6" draw:text-style-name="P5" draw:layer="layout" svg:width="2.748cm" svg:height="0.848cm" svg:x="-0.254cm" svg:y="2.441cm">
          <draw:text-box>
            <text:p><text:span text:style-name="T2">Backup 1</text:span></text:p>
          </draw:text-box>
        </draw:frame>
        <draw:frame draw:style-name="gr4" draw:text-style-name="P5" draw:layer="layout" svg:width="2.186cm" svg:height="0.848cm" svg:x="-0.154cm" svg:y="4.442cm">
          <draw:text-box>
            <text:p><text:span text:style-name="T2">Leader</text:span></text:p>
          </draw:text-box>
        </draw:frame>
        <draw:line draw:style-name="gr2" draw:text-style-name="P1" draw:layer="layout" svg:x1="2.895cm" svg:y1="4.814cm" svg:x2="3.403cm" svg:y2="6.846cm">
          <text:p/>
        </draw:line>
        <draw:line draw:style-name="gr3" draw:text-style-name="P1" draw:layer="layout" svg:x1="3.657cm" svg:y1="6.854cm" svg:x2="5.065cm" svg:y2="4.814cm">
          <text:p/>
        </draw:line>
        <draw:line draw:style-name="gr2" draw:text-style-name="P1" draw:layer="layout" svg:x1="5.189cm" svg:y1="4.813cm" svg:x2="5.703cm" svg:y2="6.845cm">
          <text:p/>
        </draw:line>
        <draw:line draw:style-name="gr3" draw:text-style-name="P1" draw:layer="layout" svg:x1="5.957cm" svg:y1="6.854cm" svg:x2="7.121cm" svg:y2="4.814cm">
          <text:p/>
        </draw:line>
        <draw:line draw:style-name="gr2" draw:text-style-name="P1" draw:layer="layout" svg:x1="7.239cm" svg:y1="4.812cm" svg:x2="7.753cm" svg:y2="6.844cm">
          <text:p/>
        </draw:line>
        <draw:frame draw:style-name="gr6" draw:text-style-name="P5" draw:layer="layout" svg:width="2.748cm" svg:height="0.848cm" svg:x="-0.254cm" svg:y="6.441cm">
          <draw:text-box>
            <text:p><text:span text:style-name="T2">Backup 2</text:span></text:p>
          </draw:text-box>
        </draw:frame>
        <draw:frame draw:style-name="gr4" draw:text-style-name="P2" draw:layer="layout" svg:width="1.016cm" svg:height="0.607cm" svg:x="2.994cm" svg:y="5.21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5.294cm" svg:y="5.212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7.294cm" svg:y="5.212cm">
          <draw:text-box>
            <text:p><text:span text:style-name="T1">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39</meta:editing-cycles>
    <meta:generator>LibreOffice/4.2.8.2$Linux_X86_64 LibreOffice_project/420m0$Build-2</meta:generator>
    <dc:date>2016-12-12T16:36:25.724377994</dc:date>
    <meta:document-statistic meta:object-count="50"/>
  </office:meta>
</office:document-meta>
</file>